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style:font-size-asian="10pt" style:font-name-complex="Times New Roman1" style:font-size-complex="10pt"/>
    </style:style>
    <style:style style:name="P7" style:family="paragraph" style:parent-style-name="Standard" style:master-page-name="Standard">
      <style:paragraph-properties fo:margin-top="0cm" fo:margin-bottom="0cm" loext:contextual-spacing="false" fo:line-height="100%" fo:text-align="end" style:justify-single-word="false" style:page-number="auto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2pt" fo:font-weight="bold" fo:background-color="transparent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fo:background-color="transparent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background-color="transparent" style:font-size-asian="12pt" style:font-name-complex="Times New Roman1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64386" fo:background-color="transparent" style:font-size-asian="12pt" style:font-name-complex="Times New Roman1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style:font-size-asian="10pt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background-color="transparent" style:font-size-asian="10pt" style:font-name-complex="Times New Roman1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background-color="transparent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064386" fo:background-color="transparent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06e050" fo:background-color="transparent"/>
    </style:style>
    <style:style style:name="P2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background-color="transparen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491c7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64386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fo:font-weight="bold" officeooo:rsid="00064386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font-weight="bold" officeooo:rsid="0006e050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fo:font-weight="bold" fo:background-color="#ffff00" loext:char-shading-value="0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fo:font-weight="bold" officeooo:rsid="00043686" fo:background-color="#ffff00" loext:char-shading-value="0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2pt" fo:font-weight="bold" officeooo:rsid="00064386" fo:background-color="#ffff00" loext:char-shading-value="0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2pt" fo:font-weight="bold" officeooo:rsid="0006e050" fo:background-color="#ffff00" loext:char-shading-value="0" style:font-size-asian="12pt" style:font-weight-asian="bold" style:font-name-complex="Times New Roman1" style:font-size-complex="12pt"/>
    </style:style>
    <style:style style:name="T11" style:family="text">
      <style:text-properties style:font-name="Times New Roman" fo:font-size="12pt" fo:font-weight="bold" fo:background-color="transparent" loext:char-shading-value="0" style:font-size-asian="12pt" style:font-weight-asian="bold" style:font-name-complex="Times New Roman1" style:font-size-complex="12pt"/>
    </style:style>
    <style:style style:name="T12" style:family="text">
      <style:text-properties style:font-name="Times New Roman" fo:font-size="12pt" fo:font-weight="bold" officeooo:rsid="00043686" fo:background-color="transparent" loext:char-shading-value="0" style:font-size-asian="12pt" style:font-weight-asian="bold" style:font-name-complex="Times New Roman1" style:font-size-complex="12pt"/>
    </style:style>
    <style:style style:name="T13" style:family="text">
      <style:text-properties style:font-name="Times New Roman" fo:font-size="12pt" fo:background-color="#ffff00" loext:char-shading-value="0" style:font-size-asian="12pt" style:font-name-complex="Times New Roman1" style:font-size-complex="12pt"/>
    </style:style>
    <style:style style:name="T14" style:family="text">
      <style:text-properties style:font-name="Times New Roman" fo:font-size="12pt" officeooo:rsid="000491c7" fo:background-color="#ffff00" loext:char-shading-value="0" style:font-size-asian="12pt" style:font-name-complex="Times New Roman1" style:font-size-complex="12pt"/>
    </style:style>
    <style:style style:name="T15" style:family="text">
      <style:text-properties style:font-name="Times New Roman" fo:font-size="12pt" officeooo:rsid="00064386" fo:background-color="#ffff00" loext:char-shading-value="0" style:font-size-asian="12pt" style:font-name-complex="Times New Roman1" style:font-size-complex="12pt"/>
    </style:style>
    <style:style style:name="T16" style:family="text">
      <style:text-properties style:font-name="Times New Roman" fo:font-size="12pt" fo:background-color="transparent" loext:char-shading-value="0" style:font-size-asian="12pt" style:font-name-complex="Times New Roman1" style:font-size-complex="12pt"/>
    </style:style>
    <style:style style:name="T17" style:family="text">
      <style:text-properties style:font-name="Times New Roman" fo:font-size="12pt" officeooo:rsid="00064386" fo:background-color="transparent" loext:char-shading-value="0" style:font-size-asian="12pt" style:font-name-complex="Times New Roman1" style:font-size-complex="12pt"/>
    </style:style>
    <style:style style:name="T18" style:family="text">
      <style:text-properties style:font-name="Times New Roman" fo:font-size="12pt" officeooo:rsid="000491c7" fo:background-color="transparent" loext:char-shading-value="0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a Paz, noviembre 4 de 2015</text:p>
      <text:p text:style-name="P2"/>
      <text:p text:style-name="P2"/>
      <text:p text:style-name="P2"/>
      <text:p text:style-name="P2"/>
      <text:p text:style-name="P3">Señor</text:p>
      <text:p text:style-name="P3"/>
      <text:p text:style-name="P3">M.Sc. Edgar Clavijo Cárdenas</text:p>
      <text:p text:style-name="P11">Director</text:p>
      <text:p text:style-name="P11">Carrera de Informática</text:p>
      <text:p text:style-name="P3"/>
      <text:p text:style-name="P3">Presente</text:p>
      <text:p text:style-name="P5"/>
      <text:p text:style-name="P5"/>
      <text:p text:style-name="P5"/>
      <text:p text:style-name="P5"/>
      <text:p text:style-name="P1"><text:span text:style-name="T4">Ref. Inicio de Trámites Defensa</text:span><text:span text:style-name="T11"> de </text:span><text:span text:style-name="T12">Proyecto</text:span><text:span text:style-name="T11"> de Grado</text:span></text:p>
      <text:p text:style-name="P15"/>
      <text:p text:style-name="P15"/>
      <text:p text:style-name="P15"/>
      <text:p text:style-name="P15"/>
      <text:p text:style-name="P15">De mi mayor consideración</text:p>
      <text:p text:style-name="P15"/>
      <text:p text:style-name="P19"><text:span text:style-name="T1">Por intermedio de la presente, y en mi calidad de Tutor Metodológico, me permito solicitar a su autoridad, autorice el inicio de Trámites para la defensa de la </text:span><text:span text:style-name="T2">Proyecto</text:span><text:span text:style-name="T1"> de Grado titulada “</text:span><text:span text:style-name="T2">Sistema de firma digital para el Ministerio de Obras Públicas, Servicios y Vivienda</text:span><text:span text:style-name="T1">”, presentada por el postulante </text:span><text:span text:style-name="T2">Armin Mesa Sanchez</text:span><text:span text:style-name="T1"> con CI. </text:span><text:span text:style-name="T2">7526115 CH</text:span></text:p>
      <text:p text:style-name="P15"/>
      <text:p text:style-name="P15">Sin más que decirle me despido con las consideraciones más distinguidas.</text:p>
      <text:p text:style-name="P15"/>
      <text:p text:style-name="P3">Atentament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M.Sc. Aldo Ramiro Valdez Alvarado</text:p>
      <text:p text:style-name="P12">Tutor Metodológico</text:p>
      <text:p text:style-name="P6"/>
      <text:p text:style-name="P6"/>
      <text:p text:style-name="P6"/>
      <text:p text:style-name="P6"/>
      <text:p text:style-name="P6"/>
      <text:p text:style-name="P6">av/afca</text:p>
      <text:p text:style-name="P6">cc/archivo</text:p>
      <text:p text:style-name="P2"><text:soft-page-break/>La Paz, noviembre 4 de 2015</text:p>
      <text:p text:style-name="P2"/>
      <text:p text:style-name="P2"/>
      <text:p text:style-name="P2"/>
      <text:p text:style-name="P2"/>
      <text:p text:style-name="P3">Señor</text:p>
      <text:p text:style-name="P3"/>
      <text:p text:style-name="P3">M.Sc. Aldo Ramiro Valdez Alvarado</text:p>
      <text:p text:style-name="P11">Tutor Metodológico</text:p>
      <text:p text:style-name="P3"/>
      <text:p text:style-name="P3">Presente</text:p>
      <text:p text:style-name="P5"/>
      <text:p text:style-name="P5"/>
      <text:p text:style-name="P5"/>
      <text:p text:style-name="P13"/>
      <text:p text:style-name="P22"><text:span text:style-name="T4">Ref. Conformidad y Aval de </text:span><text:span text:style-name="T5">Proyecto</text:span><text:span text:style-name="T4"> de Grado</text:span></text:p>
      <text:p text:style-name="P15"/>
      <text:p text:style-name="P15"/>
      <text:p text:style-name="P15"/>
      <text:p text:style-name="P15"/>
      <text:p text:style-name="P15">De mi consideración.</text:p>
      <text:p text:style-name="P15"/>
      <text:p text:style-name="P20"><text:span text:style-name="T1">Tengo a bien dirigirme a su persona, para darle a conocer que luego de efectuar, el seguimiento a la estructura y contenido de</text:span><text:span text:style-name="T3">l Proyecto</text:span><text:span text:style-name="T1"> de Grado, titulada “</text:span><text:span text:style-name="T3">Sistema de firma digital para el </text:span><text:span text:style-name="T2">Ministerio de Obras Públicas, Servicios y Vivienda</text:span><text:span text:style-name="T1">”, elaborada por el postulante </text:span><text:span text:style-name="T2">Armin Mesa Sanchez</text:span><text:span text:style-name="T1"> con CI. </text:span><text:span text:style-name="T2">7526115 CH</text:span><text:span text:style-name="T1">, y habiendo el mismo realizado las respectivas correcciones a mis observaciones, y no existiendo impedimento alguno en la propuesta, me corresponde </text:span><text:span text:style-name="T4">dar mi AVAL</text:span><text:span text:style-name="T1">, para la respectiva defensa pública, de acuerdo a normas y reglamentos universitarios vigentes.</text:span></text:p>
      <text:p text:style-name="P15"/>
      <text:p text:style-name="P15">Sin otro particular, me despido de usted con las consideraciones más distinguidas.</text:p>
      <text:p text:style-name="P15"/>
      <text:p text:style-name="P15">Atentamente.</text:p>
      <text:p text:style-name="P15"/>
      <text:p text:style-name="P15"/>
      <text:p text:style-name="P15"/>
      <text:p text:style-name="P15"/>
      <text:p text:style-name="P15"/>
      <text:p text:style-name="P15"/>
      <text:p text:style-name="P16">Lic. Freddy Miguel Toledo Paz</text:p>
      <text:p text:style-name="P14">Asesor</text:p>
      <text:p text:style-name="P18"/>
      <text:p text:style-name="P18"/>
      <text:p text:style-name="P18"/>
      <text:p text:style-name="P18"/>
      <text:p text:style-name="P18"/>
      <text:p text:style-name="P18">av/afca</text:p>
      <text:p text:style-name="P6">cc/archivo</text:p>
      <text:p text:style-name="P2"><text:soft-page-break/>La Paz, noviembre 4 de 2015</text:p>
      <text:p text:style-name="P2"/>
      <text:p text:style-name="P2"/>
      <text:p text:style-name="P2"/>
      <text:p text:style-name="P2"/>
      <text:p text:style-name="P3">Señor</text:p>
      <text:p text:style-name="P3"/>
      <text:p text:style-name="P3">M.Sc. Edgar Clavijo Cárdenas</text:p>
      <text:p text:style-name="P11">Director</text:p>
      <text:p text:style-name="P11">Carrera de Informática</text:p>
      <text:p text:style-name="P3"><text:bookmark text:name="_GoBack"/></text:p>
      <text:p text:style-name="P3">Presente</text:p>
      <text:p text:style-name="P5"/>
      <text:p text:style-name="P5"/>
      <text:p text:style-name="P5"/>
      <text:p text:style-name="P13"/>
      <text:p text:style-name="P22"><text:span text:style-name="T4">Ref. Aval para Defensa de </text:span><text:span text:style-name="T6">Proyecto</text:span><text:span text:style-name="T4"> de Grado</text:span></text:p>
      <text:p text:style-name="P15"/>
      <text:p text:style-name="P15"/>
      <text:p text:style-name="P15"/>
      <text:p text:style-name="P15"/>
      <text:p text:style-name="P15">De mi mayor consideración</text:p>
      <text:p text:style-name="P15"/>
      <text:p text:style-name="P21"><text:span text:style-name="T1">Por intermedio de la presente, y en mi calidad de Tutor Metodológico, tengo a bien dirigirme a su autoridad, para darle a conocer que luego de efectuar el seguimiento a la estructura y contenido de</text:span><text:span text:style-name="T3">l Proyecto</text:span><text:span text:style-name="T1"> de Grado, titulada “</text:span><text:span text:style-name="T3">Sistema de firma digital para el </text:span><text:span text:style-name="T2">Ministerio de Obras Públicas, Servicios y Vivienda</text:span><text:span text:style-name="T1">”, elaborada por el postulante </text:span><text:span text:style-name="T2">Armin Mesa Sanchez</text:span><text:span text:style-name="T1"> con CI. </text:span><text:span text:style-name="T2">7526115 CH</text:span><text:span text:style-name="T1">, y habiendo presentado también el Aval de su Asesor, me corresponde </text:span><text:span text:style-name="T4">dar mi CONFORMIDAD Y AVAL</text:span><text:span text:style-name="T1">, para que el mismo proceda a la </text:span><text:span text:style-name="T4">DEFENSA PÚBLICA</text:span><text:span text:style-name="T1">, de acuerdo a normas y reglamentos universitarios vigentes.</text:span></text:p>
      <text:p text:style-name="P15"/>
      <text:p text:style-name="P15">Sin otro particular, me despido de usted con las consideraciones más distinguidas.</text:p>
      <text:p text:style-name="P15"/>
      <text:p text:style-name="P3">Atentamente</text:p>
      <text:p text:style-name="P3"/>
      <text:p text:style-name="P4"/>
      <text:p text:style-name="P4"/>
      <text:p text:style-name="P4"/>
      <text:p text:style-name="P4"/>
      <text:p text:style-name="P4"/>
      <text:p text:style-name="P4">M.Sc. Aldo Ramiro Valdez Alvarado</text:p>
      <text:p text:style-name="P12">Tutor Metodológico</text:p>
      <text:p text:style-name="P6"/>
      <text:p text:style-name="P6"/>
      <text:p text:style-name="P6"/>
      <text:p text:style-name="P6">av/afca</text:p>
      <text:p text:style-name="P6">cc/archiv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BO" style:letter-kerning="true" style:font-name-asian="DejaVu Sans" style:font-size-asian="11pt" style:language-asian="es" style:country-asian="BO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BO" style:letter-kerning="true" style:font-name-asian="DejaVu Sans" style:font-size-asian="11pt" style:language-asian="es" style:country-asian="BO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Camila</meta:initial-creator>
    <meta:editing-cycles>7</meta:editing-cycles>
    <meta:creation-date>2015-11-04T12:19:00</meta:creation-date>
    <dc:date>2015-11-05T17:29:12.092199985</dc:date>
    <meta:editing-duration>PT11M2S</meta:editing-duration>
    <meta:generator>LibreOffice/4.4.2.2$Linux_X86_64 LibreOffice_project/40m0$Build-2</meta:generator>
    <meta:document-statistic meta:table-count="0" meta:image-count="0" meta:object-count="0" meta:page-count="3" meta:paragraph-count="44" meta:word-count="387" meta:character-count="2440" meta:non-whitespace-character-count="209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